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language="en" fo:country="US"/>
    </style:style>
    <style:style style:name="ce1" style:family="table-cell" style:parent-style-name="Default" style:data-style-name="N108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3" table:default-cell-style-name="ce5"/>
        <table:table-row table:style-name="ro1">
          <table:table-cell/>
          <table:table-cell office:value-type="string" calcext:value-type="string">
            <text:p>nb</text:p>
          </table:table-cell>
          <table:table-cell table:style-name="Default" office:value-type="string" calcext:value-type="string">
            <text:p>pu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mkrfox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[.B2]*[.C2]" office:value-type="currency" office:currency="EUR" office:value="35" calcext:value-type="currency">
            <text:p>35,00 €</text:p>
          </table:table-cell>
          <table:table-cell table:style-name="Default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formula="of:=13.28/3" office:value-type="currency" office:currency="EUR" office:value="4.42666666666667" calcext:value-type="currency">
            <text:p>4,43 €</text:p>
          </table:table-cell>
          <table:table-cell table:formula="of:=[.B3]*[.C3]" office:value-type="currency" office:currency="EUR" office:value="4.42666666666667" calcext:value-type="currency">
            <text:p>4,43 €</text:p>
          </table:table-cell>
          <table:table-cell table:style-name="Default" office:value-type="string" calcext:value-type="string">
            <text:p><text:s/>/!\ commande par 3</text:p>
          </table:table-cell>
        </table:table-row>
        <table:table-row table:style-name="ro1">
          <table:table-cell office:value-type="string" calcext:value-type="string">
            <text:p>tp4056</text:p>
          </table:table-cell>
          <table:table-cell office:value-type="float" office:value="1" calcext:value-type="float">
            <text:p>1</text:p>
          </table:table-cell>
          <table:table-cell table:formula="of:=3.53/10" office:value-type="currency" office:currency="EUR" office:value="0.353" calcext:value-type="currency">
            <text:p>0,35 €</text:p>
          </table:table-cell>
          <table:table-cell table:formula="of:=[.B4]*[.C4]" office:value-type="currency" office:currency="EUR" office:value="0.353" calcext:value-type="currency">
            <text:p>0,35 €</text:p>
          </table:table-cell>
          <table:table-cell table:style-name="Default"/>
        </table:table-row>
        <table:table-row table:style-name="ro1">
          <table:table-cell office:value-type="string" calcext:value-type="string">
            <text:p>rj11 femelle</text:p>
          </table:table-cell>
          <table:table-cell office:value-type="float" office:value="1" calcext:value-type="float">
            <text:p>1</text:p>
          </table:table-cell>
          <table:table-cell table:formula="of:=2.18/10" office:value-type="currency" office:currency="EUR" office:value="0.218" calcext:value-type="currency">
            <text:p>0,22 €</text:p>
          </table:table-cell>
          <table:table-cell table:formula="of:=[.B5]*[.C5]" office:value-type="currency" office:currency="EUR" office:value="0.218" calcext:value-type="currency">
            <text:p>0,22 €</text:p>
          </table:table-cell>
          <table:table-cell office:value-type="string" calcext:value-type="string">
            <text:p>/10</text:p>
          </table:table-cell>
        </table:table-row>
        <table:table-row table:style-name="ro1">
          <table:table-cell office:value-type="string" calcext:value-type="string">
            <text:p>rj11 mâle</text:p>
          </table:table-cell>
          <table:table-cell office:value-type="float" office:value="1" calcext:value-type="float">
            <text:p>1</text:p>
          </table:table-cell>
          <table:table-cell table:formula="of:=2.3/10" office:value-type="currency" office:currency="EUR" office:value="0.23" calcext:value-type="currency">
            <text:p>0,23 €</text:p>
          </table:table-cell>
          <table:table-cell table:formula="of:=[.B6]*[.C6]" office:value-type="currency" office:currency="EUR" office:value="0.23" calcext:value-type="currency">
            <text:p>0,23 €</text:p>
          </table:table-cell>
          <table:table-cell office:value-type="string" calcext:value-type="string">
            <text:p>/10</text:p>
          </table:table-cell>
        </table:table-row>
        <table:table-row table:style-name="ro1">
          <table:table-cell office:value-type="string" calcext:value-type="string">
            <text:p><text:span text:style-name="T1">solar</text:span> pane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.05" calcext:value-type="currency">
            <text:p>9,05 €</text:p>
          </table:table-cell>
          <table:table-cell table:formula="of:=[.B7]*[.C7]" office:value-type="currency" office:currency="EUR" office:value="9.05" calcext:value-type="currency">
            <text:p>9,05 €</text:p>
          </table:table-cell>
          <table:table-cell table:style-name="Default"/>
        </table:table-row>
        <table:table-row table:style-name="ro1">
          <table:table-cell office:value-type="string" calcext:value-type="string">
            <text:p><text:span text:style-name="T1">wind</text:span> <text:span text:style-name="T1">sensor</text:span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1.46" calcext:value-type="currency">
            <text:p>41,46 €</text:p>
          </table:table-cell>
          <table:table-cell table:formula="of:=[.B8]*[.C8]" office:value-type="currency" office:currency="EUR" office:value="41.46" calcext:value-type="currency">
            <text:p>41,46 €</text:p>
          </table:table-cell>
          <table:table-cell table:style-name="Default"/>
        </table:table-row>
        <table:table-row table:style-name="ro1">
          <table:table-cell office:value-type="string" calcext:value-type="string">
            <text:p>1n5158</text:p>
          </table:table-cell>
          <table:table-cell office:value-type="float" office:value="4" calcext:value-type="float">
            <text:p>4</text:p>
          </table:table-cell>
          <table:table-cell table:formula="of:=2.04/20" office:value-type="currency" office:currency="EUR" office:value="0.102" calcext:value-type="currency">
            <text:p>0,10 €</text:p>
          </table:table-cell>
          <table:table-cell table:formula="of:=[.B9]*[.C9]" office:value-type="currency" office:currency="EUR" office:value="0.408" calcext:value-type="currency">
            <text:p>0,41 €</text:p>
          </table:table-cell>
          <table:table-cell office:value-type="string" calcext:value-type="string">
            <text:p>/20</text:p>
          </table:table-cell>
        </table:table-row>
        <table:table-row table:style-name="ro1">
          <table:table-cell table:style-name="ce2" office:value-type="string" calcext:value-type="string">
            <text:p>resistors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B10]*[.C10]" office:value-type="currency" office:currency="EUR" office:value="0.6" calcext:value-type="currency">
            <text:p>0,60 €</text:p>
          </table:table-cell>
          <table:table-cell office:value-type="string" calcext:value-type="string">
            <text:p>/500</text:p>
          </table:table-cell>
        </table:table-row>
        <table:table-row table:style-name="ro1">
          <table:table-cell table:style-name="ce2" office:value-type="string" calcext:value-type="string">
            <text:p>capacitors</text:p>
          </table:table-cell>
          <table:table-cell office:value-type="float" office:value="2" calcext:value-type="float">
            <text:p>2</text:p>
          </table:table-cell>
          <table:table-cell table:formula="of:=1.46/20" office:value-type="currency" office:currency="EUR" office:value="0.073" calcext:value-type="currency">
            <text:p>0,07 €</text:p>
          </table:table-cell>
          <table:table-cell table:formula="of:=[.B11]*[.C11]" office:value-type="currency" office:currency="EUR" office:value="0.146" calcext:value-type="currency">
            <text:p>0,15 €</text:p>
          </table:table-cell>
          <table:table-cell office:value-type="string" calcext:value-type="string">
            <text:p>/20</text:p>
          </table:table-cell>
        </table:table-row>
        <table:table-row table:style-name="ro1">
          <table:table-cell office:value-type="string" calcext:value-type="string">
            <text:p>antenne</text:p>
          </table:table-cell>
          <table:table-cell office:value-type="float" office:value="1" calcext:value-type="float">
            <text:p>1</text:p>
          </table:table-cell>
          <table:table-cell table:formula="of:=2.89" office:value-type="currency" office:currency="EUR" office:value="2.89" calcext:value-type="currency">
            <text:p>2,89 €</text:p>
          </table:table-cell>
          <table:table-cell table:formula="of:=[.B12]*[.C12]" office:value-type="currency" office:currency="EUR" office:value="2.89" calcext:value-type="currency">
            <text:p>2,89 €</text:p>
          </table:table-cell>
          <table:table-cell/>
        </table:table-row>
        <table:table-row table:style-name="ro1">
          <table:table-cell table:style-name="ce2" office:value-type="string" calcext:value-type="string">
            <text:p>switch waterproof</text:p>
          </table:table-cell>
          <table:table-cell office:value-type="float" office:value="1" calcext:value-type="float">
            <text:p>1</text:p>
          </table:table-cell>
          <table:table-cell table:formula="of:=2.1/5" office:value-type="currency" office:currency="EUR" office:value="0.42" calcext:value-type="currency">
            <text:p>0,42 €</text:p>
          </table:table-cell>
          <table:table-cell table:formula="of:=[.B13]*[.C13]" office:value-type="currency" office:currency="EUR" office:value="0.42" calcext:value-type="currency">
            <text:p>0,42 €</text:p>
          </table:table-cell>
          <table:table-cell office:value-type="string" calcext:value-type="string">
            <text:p>/500</text:p>
          </table:table-cell>
        </table:table-row>
        <table:table-row table:style-name="ro1">
          <table:table-cell office:value-type="string" calcext:value-type="string">
            <text:p>boîtier pile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3" calcext:value-type="currency">
            <text:p>2,30 €</text:p>
          </table:table-cell>
          <table:table-cell table:formula="of:=[.B14]*[.C14]" office:value-type="currency" office:currency="EUR" office:value="2.3" calcext:value-type="currency">
            <text:p>2,30 €</text:p>
          </table:table-cell>
          <table:table-cell/>
        </table:table-row>
        <table:table-row table:style-name="ro1">
          <table:table-cell office:value-type="string" calcext:value-type="string">
            <text:p>Piles 18650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5" calcext:value-type="currency">
            <text:p>5,00 €</text:p>
          </table:table-cell>
          <table:table-cell table:formula="of:=[.B15]*[.C15]" office:value-type="currency" office:currency="EUR" office:value="0" calcext:value-type="currency">
            <text:p>0,00 €</text:p>
          </table:table-cell>
          <table:table-cell table:style-name="Default" office:value-type="string" calcext:value-type="string">
            <text:p>recup batteries portables</text:p>
          </table:table-cell>
        </table:table-row>
        <table:table-row table:style-name="ro1">
          <table:table-cell office:value-type="string" calcext:value-type="string">
            <text:p>vis nylon</text:p>
          </table:table-cell>
          <table:table-cell office:value-type="float" office:value="7" calcext:value-type="float">
            <text:p>7</text:p>
          </table:table-cell>
          <table:table-cell table:formula="of:=(5.37+6.63)/50" office:value-type="currency" office:currency="EUR" office:value="0.24" calcext:value-type="currency">
            <text:p>0,24 €</text:p>
          </table:table-cell>
          <table:table-cell table:formula="of:=[.B16]*[.C16]" office:value-type="currency" office:currency="EUR" office:value="1.68" calcext:value-type="currency">
            <text:p>1,68 €</text:p>
          </table:table-cell>
          <table:table-cell office:value-type="string" calcext:value-type="string">
            <text:p>/50</text:p>
          </table:table-cell>
        </table:table-row>
        <table:table-row table:style-name="ro1">
          <table:table-cell office:value-type="string" calcext:value-type="string">
            <text:p>vis torx inox plastique</text:p>
          </table:table-cell>
          <table:table-cell office:value-type="float" office:value="8" calcext:value-type="float">
            <text:p>8</text:p>
          </table:table-cell>
          <table:table-cell table:formula="of:=2.76/100" office:value-type="currency" office:currency="EUR" office:value="0.0276" calcext:value-type="currency">
            <text:p>0,03 €</text:p>
          </table:table-cell>
          <table:table-cell table:formula="of:=[.B17]*[.C17]" office:value-type="currency" office:currency="EUR" office:value="0.2208" calcext:value-type="currency">
            <text:p>0,22 €</text:p>
          </table:table-cell>
          <table:table-cell office:value-type="string" calcext:value-type="string">
            <text:p>/100</text:p>
          </table:table-cell>
        </table:table-row>
        <table:table-row table:style-name="ro1">
          <table:table-cell office:value-type="string" calcext:value-type="string">
            <text:p>boîtier étanch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53" calcext:value-type="currency">
            <text:p>6,53 €</text:p>
          </table:table-cell>
          <table:table-cell table:formula="of:=[.B18]*[.C18]" office:value-type="currency" office:currency="EUR" office:value="6.53" calcext:value-type="currency">
            <text:p>6,53 €</text:p>
          </table:table-cell>
          <table:table-cell/>
        </table:table-row>
        <table:table-row table:style-name="ro1">
          <table:table-cell office:value-type="string" calcext:value-type="string">
            <text:p>option : mesures P, T,%RH</text:p>
          </table:table-cell>
          <table:table-cell office:value-type="float" office:value="0" calcext:value-type="float">
            <text:p>0</text:p>
          </table:table-cell>
          <table:table-cell table:formula="of:=6.41+1.81" office:value-type="currency" office:currency="EUR" office:value="8.22" calcext:value-type="currency">
            <text:p>8,22 €</text:p>
          </table:table-cell>
          <table:table-cell table:formula="of:=[.B19]*[.C1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formula="of:=SUM([.D2:.D19])" office:value-type="currency" office:currency="EUR" office:value="105.932466666667" calcext:value-type="currency">
            <text:p>105,93 €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08:08:33.49383955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9T08:54:08.312186130</meta:creation-date>
    <meta:generator>LibreOffice/7.2.2.2$Linux_X86_64 LibreOffice_project/20$Build-2</meta:generator>
    <dc:date>2021-10-29T08:33:40.516213528</dc:date>
    <meta:editing-duration>PT1H7M28S</meta:editing-duration>
    <meta:editing-cycles>8</meta:editing-cycles>
    <meta:document-statistic meta:table-count="1" meta:cell-count="85" meta:object-count="0"/>
  </office:meta>
</office:document-meta>
</file>